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Hack Nerd Font Mono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3" style:family="paragraph">
      <style:paragraph-properties fo:text-align="center"/>
      <style:text-properties fo:color="#111111" loext:opacity="100%" style:font-name="Hack Nerd Font Mono" fo:font-size="7pt" style:font-size-asian="14pt" style:font-size-complex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14pt" style:font-size-complex="14pt"/>
    </style:style>
    <style:style style:name="P5" style:family="paragraph">
      <style:paragraph-properties fo:text-align="center"/>
      <style:text-properties fo:color="#111111" loext:opacity="100%" style:font-name="Hack Nerd Font Mono" fo:font-size="7pt" style:font-size-asian="7pt" style:font-size-complex="7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7pt" style:font-size-complex="7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7pt" style:font-size-asian="7pt" style:font-size-complex="7pt"/>
    </style:style>
    <style:style style:name="P8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10" style:family="paragraph">
      <style:paragraph-properties fo:text-align="center"/>
      <style:text-properties fo:color="#111111" loext:opacity="100%" style:font-name="Hack Nerd Font Mono" fo:font-size="6pt" style:font-size-asian="6pt" style:font-size-complex="6pt"/>
    </style:style>
    <style:style style:name="P11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6pt" style:font-size-asian="6pt" style:font-size-complex="6pt"/>
    </style:style>
    <style:style style:name="P12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13" style:family="paragraph">
      <style:paragraph-properties fo:text-align="center"/>
      <style:text-properties fo:color="#111111" loext:opacity="100%" style:font-name="Hack Nerd Font Mono" fo:font-size="10pt" style:font-size-asian="14pt" style:font-size-complex="14pt"/>
    </style:style>
    <style:style style:name="P1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4pt" style:font-size-complex="14pt"/>
    </style:style>
    <style:style style:name="P15" style:family="paragraph">
      <style:paragraph-properties fo:text-align="center"/>
      <style:text-properties fo:color="#111111" loext:opacity="100%" style:font-name="Hack Nerd Font Mono" fo:font-size="8pt" style:font-size-asian="8pt" style:font-size-complex="8pt"/>
    </style:style>
    <style:style style:name="P1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8pt" style:font-size-complex="8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18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0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21" style:family="paragraph">
      <style:paragraph-properties fo:text-align="center"/>
      <style:text-properties fo:color="#111111" loext:opacity="100%" style:font-name="Hack Nerd Font Mono" fo:font-size="8pt" style:font-size-asian="14pt" style:font-size-complex="14pt"/>
    </style:style>
    <style:style style:name="P2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P23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T1" style:family="text">
      <style:text-properties fo:color="#111111" loext:opacity="100%" style:font-name="Hack Nerd Font Mono" fo:font-size="14pt" style:font-size-asian="14pt" style:font-size-complex="14pt"/>
    </style:style>
    <style:style style:name="T2" style:family="text">
      <style:text-properties fo:color="#111111" loext:opacity="100%" style:font-name="Hack Nerd Font Mono" fo:font-size="7pt" style:font-size-asian="14pt" style:font-size-complex="14pt"/>
    </style:style>
    <style:style style:name="T3" style:family="text">
      <style:text-properties fo:color="#111111" loext:opacity="100%" style:font-name="Hack Nerd Font Mono" fo:font-size="7pt" style:font-size-asian="7pt" style:font-size-complex="7pt"/>
    </style:style>
    <style:style style:name="T4" style:family="text">
      <style:text-properties fo:color="#111111" loext:opacity="100%" style:font-name="Hack Nerd Font Mono" fo:font-size="10pt" style:font-size-asian="12pt" style:font-size-complex="12pt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fo:color="#111111" loext:opacity="100%" style:font-name="Hack Nerd Font Mono" fo:font-size="10pt" style:font-size-asian="14pt" style:font-size-complex="14pt"/>
    </style:style>
    <style:style style:name="T7" style:family="text">
      <style:text-properties fo:color="#111111" loext:opacity="100%" style:font-name="Hack Nerd Font Mono" fo:font-size="8pt" style:font-size-asian="8pt" style:font-size-complex="8pt"/>
    </style:style>
    <style:style style:name="T8" style:family="text">
      <style:text-properties fo:color="#111111" loext:opacity="100%" style:font-name="Hack Nerd Font Mono" fo:font-size="8pt" style:font-size-asian="14pt" style:font-size-complex="14pt"/>
    </style:style>
    <style:style style:name="T9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10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111111" loext:opacity="100%" style:font-name="Hack Nerd Font Mono" fo:font-size="10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5.7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7cm" svg:y="3.225cm">
          <text:p text:style-name="P1"><text:span text:style-name="T1">F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4.425cm" svg:y="1.5cm">
          <text:p text:style-name="P1"><text:span text:style-name="T1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2.775cm">
          <text:p text:style-name="P1">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2.4cm">
          <text:p text:style-name="P1"><text:span text:style-name="T1">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.67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2.7cm">
          <text:p text:style-name="P1"><text:span text:style-name="T1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2.25cm">
          <text:p text:style-name="P3"><text:span text:style-name="T2">Esc</text:span></text:p>
          <text:p text:style-name="P3"><text:span text:style-name="T2">Ln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.525cm">
          <text:p text:style-name="P1"><text:span text:style-name="T1">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.25cm">
          <text:p text:style-name="P1"><text:span text:style-name="T1">W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3.525cm">
          <text:p text:style-name="P1"><text:span text:style-name="T1">U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.42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.7cm">
          <text:p text:style-name="P1"><text:span text:style-name="T1">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3.97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.4cm">
          <text:p text:style-name="P1"><text:span text:style-name="T1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.775cm">
          <text:p text:style-name="P1">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.95cm">
          <text:p text:style-name="P5"><text:span text:style-name="T3">Bsp</text:span></text:p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.225cm">
          <text:p text:style-name="P1"><text:span text:style-name="T1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725cm" svg:y="5.625cm">
          <text:p text:style-name="P3"><text:span text:style-name="T2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5.55cm">
          <text:p text:style-name="P3"><text:span text:style-name="T2">Space</text:span></text:p>
          <text:p text:style-name="P3"><text:span text:style-name="T2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7.275cm" svg:y="5.475cm">
          <text:p text:style-name="P7"><text:span text:style-name="T3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9.525cm" svg:y="5.475cm">
          <text:p text:style-name="P3"><text:span text:style-name="T2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0.8cm" svg:y="5.55cm">
          <text:p text:style-name="P3"><text:span text:style-name="T2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075cm" svg:y="5.625cm">
          <text:p text:style-name="P3"><text:span text:style-name="T2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9" draw:layer="layout" svg:width="3.3cm" svg:height="0.6cm" svg:x="0cm" svg:y="0cm">
          <text:p text:style-name="P8"><text:span text:style-name="T4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9.3cm">
          <text:p text:style-name="P1">£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0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1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8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0.2cm">
          <text:p text:style-name="P1">€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9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0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1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2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0.05cm">
          <text:p text:style-name="P1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1.3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9.22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0.5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1.775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8.92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0.2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1.47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9.3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0.57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1.8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9.75cm">
          <text:p text:style-name="P5"><text:span text:style-name="T3">Bsp</text:span></text:p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2.6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6cm" svg:y="13.35cm">
          <text:p text:style-name="P10"><text:span text:style-name="T5">[Space fr]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1" draw:layer="layout" svg:width="1.2cm" svg:height="1.2cm" svg:x="7.275cm" svg:y="13.275cm">
          <text:p text:style-name="P10"><text:span text:style-name="T5">Unicod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13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2" draw:layer="layout" svg:width="1.2cm" svg:height="1.2cm" svg:x="10.8cm" svg:y="13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4" draw:layer="layout" svg:width="3.3cm" svg:height="0.6cm" svg:x="0cm" svg:y="7.8cm">
          <text:p text:style-name="P13"><text:span text:style-name="T6">Nu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7cm" svg:y="17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18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7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8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9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6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9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7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8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9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7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9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20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6.2cm" svg:y="17.85cm">
          <text:p text:style-name="P15"><text:span text:style-name="T7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8" draw:layer="layout" svg:width="1.2cm" svg:height="1.2cm" svg:x="16.2cm" svg:y="19.125cm">
          <text:p text:style-name="P17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8" draw:layer="layout" svg:width="1.2cm" svg:height="1.2cm" svg:x="14.925cm" svg:y="17.025cm">
          <text:p text:style-name="P17"><text:span text:style-name="T8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8" draw:layer="layout" svg:width="1.2cm" svg:height="1.2cm" svg:x="14.925cm" svg:y="18.3cm">
          <text:p text:style-name="P17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8" draw:layer="layout" svg:width="1.2cm" svg:height="1.2cm" svg:x="14.925cm" svg:y="19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8" draw:layer="layout" svg:width="1.2cm" svg:height="1.2cm" svg:x="13.65cm" svg:y="16.725cm">
          <text:p text:style-name="P17"><text:span text:style-name="T8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8" draw:layer="layout" svg:width="1.2cm" svg:height="1.2cm" svg:x="13.65cm" svg:y="18cm">
          <text:p text:style-name="P17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8" draw:layer="layout" svg:width="1.2cm" svg:height="1.2cm" svg:x="13.65cm" svg:y="19.275cm">
          <text:p text:style-name="P17"><text:span text:style-name="T8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2.375cm" svg:y="17.1cm">
          <text:p text:style-name="P15"><text:span text:style-name="T7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8" draw:layer="layout" svg:width="1.2cm" svg:height="1.2cm" svg:x="12.375cm" svg:y="18.375cm">
          <text:p text:style-name="P17"><text:span text:style-name="T9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9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7.55cm">
          <text:p text:style-name="P5"><text:span text:style-name="T3">Bsp</text:span></text:p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8.825cm">
          <text:p text:style-name="P5"><text:span text:style-name="T3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0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2" draw:layer="layout" svg:width="1.2cm" svg:height="1.2cm" svg:x="12.07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4" draw:layer="layout" svg:width="3.3cm" svg:height="0.6cm" svg:x="0cm" svg:y="15.6cm">
          <text:p text:style-name="P13"><text:span text:style-name="T6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5.7cm" svg:y="25.35cm">
          <text:p text:style-name="P5"><text:span text:style-name="T3">Bsp</text:span></text:p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5.7cm" svg:y="26.625cm">
          <text:p text:style-name="P5"><text:span text:style-name="T3">Ta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0" draw:layer="layout" svg:width="1.2cm" svg:height="1.2cm" svg:x="4.425cm" svg:y="24.9cm">
          <text:p text:style-name="P19"><text:span text:style-name="T6">Wh</text:span></text:p>
          <text:p text:style-name="P19"><text:span text:style-name="T6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8" draw:layer="layout" svg:width="1.2cm" svg:height="1.2cm" svg:x="4.425cm" svg:y="26.175cm">
          <text:p text:style-name="P17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27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20" draw:layer="layout" svg:width="1.2cm" svg:height="1.2cm" svg:x="3.15cm" svg:y="24.525cm">
          <text:p text:style-name="P19"><text:span text:style-name="T6">Wh</text:span></text:p>
          <text:p text:style-name="P19"><text:span text:style-name="T6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8" draw:layer="layout" svg:width="1.2cm" svg:height="1.2cm" svg:x="3.15cm" svg:y="25.8cm">
          <text:p text:style-name="P17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27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8" draw:layer="layout" svg:width="1.2cm" svg:height="1.2cm" svg:x="1.875cm" svg:y="24.825cm">
          <text:p text:style-name="P17"><text:span text:style-name="T10">Wh</text:span></text:p>
          <text:p text:style-name="P17"><text:span text:style-name="T6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8" draw:layer="layout" svg:width="1.2cm" svg:height="1.2cm" svg:x="1.875cm" svg:y="26.1cm">
          <text:p text:style-name="P17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27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8" draw:layer="layout" svg:width="1.2cm" svg:height="1.2cm" svg:x="0.6cm" svg:y="25.65cm">
          <text:p text:style-name="P17"><text:span text:style-name="T11">Wh</text:span></text:p>
          <text:p text:style-name="P17"><text:span text:style-name="T11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8" draw:layer="layout" svg:width="1.2cm" svg:height="1.2cm" svg:x="0.6cm" svg:y="26.925cm">
          <text:p text:style-name="P17"><text:span text:style-name="T9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28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5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6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4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4.925cm" svg:y="26.1cm">
          <text:p text:style-name="P21"><text:span text:style-name="T8">Acl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7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4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3.65cm" svg:y="25.8cm">
          <text:p text:style-name="P21"><text:span text:style-name="T8">Acl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7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2.375cm" svg:y="26.175cm">
          <text:p text:style-name="P21"><text:span text:style-name="T8">Acl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7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25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26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8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2" draw:layer="layout" svg:width="1.2cm" svg:height="1.2cm" svg:x="4.725cm" svg:y="29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28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28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9.525cm" svg:y="28.875cm">
          <text:p text:style-name="P15"><text:span text:style-name="T7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0.8cm" svg:y="28.95cm">
          <text:p text:style-name="P15"><text:span text:style-name="T7">Btn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2.075cm" svg:y="29.025cm">
          <text:p text:style-name="P15"><text:span text:style-name="T7">Bt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4" draw:layer="layout" svg:width="3.3cm" svg:height="0.6cm" svg:x="0cm" svg:y="23.4cm">
          <text:p text:style-name="P13"><text:span text:style-name="T6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5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2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3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4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2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3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5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3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4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23" draw:layer="layout" svg:width="1.2cm" svg:height="1.2cm" svg:x="16.2cm" svg:y="33.45cm">
          <text:p text:style-name="P21"><text:span text:style-name="T8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6.2cm" svg:y="34.725cm">
          <text:p text:style-name="P21"><text:span text:style-name="T8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4.925cm" svg:y="32.625cm">
          <text:p text:style-name="P13"><text:span text:style-name="T6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4.925cm" svg:y="33.9cm">
          <text:p text:style-name="P13"><text:span text:style-name="T6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4.925cm" svg:y="35.175cm">
          <text:p text:style-name="P13"><text:span text:style-name="T6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3.65cm" svg:y="32.325cm">
          <text:p text:style-name="P13"><text:span text:style-name="T6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3.65cm" svg:y="33.6cm">
          <text:p text:style-name="P13"><text:span text:style-name="T6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3.65cm" svg:y="34.875cm">
          <text:p text:style-name="P13"><text:span text:style-name="T6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375cm" svg:y="32.7cm">
          <text:p text:style-name="P13"><text:span text:style-name="T6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375cm" svg:y="33.975cm">
          <text:p text:style-name="P13"><text:span text:style-name="T6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375cm" svg:y="35.25cm">
          <text:p text:style-name="P13"><text:span text:style-name="T6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2" draw:layer="layout" svg:width="1.2cm" svg:height="1.2cm" svg:x="16.2cm" svg:y="36cm">
          <text:p text:style-name="P21"><text:span text:style-name="T8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2" draw:layer="layout" svg:width="1.2cm" svg:height="1.2cm" svg:x="10.8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4" draw:layer="layout" svg:width="3.3cm" svg:height="0.6cm" svg:x="0cm" svg:y="31.2cm">
          <text:p text:style-name="P13"><text:span text:style-name="T6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5.7cm" svg:y="42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8" draw:layer="layout" svg:width="1.2cm" svg:height="1.2cm" svg:x="4.425cm" svg:y="4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18" draw:layer="layout" svg:width="1.2cm" svg:height="1.2cm" svg:x="4.425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18" draw:layer="layout" svg:width="1.2cm" svg:height="1.2cm" svg:x="3.15cm" svg:y="41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8" draw:layer="layout" svg:width="1.2cm" svg:height="1.2cm" svg:x="1.875cm" svg:y="4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6" draw:layer="layout" svg:width="1.2cm" svg:height="1.2cm" svg:x="1.87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1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42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4" draw:layer="layout" svg:width="3.3cm" svg:height="0.6cm" svg:x="0cm" svg:y="39cm">
          <text:p text:style-name="P13"><text:span text:style-name="T6">Adjust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4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5-30T08:47:20.601153721</dc:date>
    <meta:editing-duration>P2DT7H17M31S</meta:editing-duration>
    <meta:editing-cycles>143</meta:editing-cycles>
    <meta:generator>LibreOffice/7.6.7.2$Linux_X86_64 LibreOffice_project/60$Build-2</meta:generator>
    <meta:print-date>2024-04-12T20:24:17.618321522</meta:print-date>
    <meta:document-statistic meta:object-count="210"/>
  </office:meta>
</office:document-meta>
</file>